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11060000066FD579EC107E4F1B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999cm" style:rel-column-width="34489*"/>
    </style:style>
    <style:style style:name="Tableau2.B" style:family="table-column">
      <style:table-column-properties style:column-width="2.2cm" style:rel-column-width="7586*"/>
    </style:style>
    <style:style style:name="Tableau2.C" style:family="table-column">
      <style:table-column-properties style:column-width="1.7cm" style:rel-column-width="5864*"/>
    </style:style>
    <style:style style:name="Tableau2.F" style:family="table-column">
      <style:table-column-properties style:column-width="1.702cm" style:rel-column-width="5868*"/>
    </style:style>
    <style:style style:name="Tableau2.A1" style:family="table-cell">
      <style:table-cell-properties style:vertical-align="middle" fo:padding="0.101cm" fo:border-left="0.05pt solid #000000" fo:border-right="none" fo:border-top="0.05pt solid #000000" fo:border-bottom="none" style:writing-mode="page"/>
    </style:style>
    <style:style style:name="Tableau2.E1" style:family="table-cell">
      <style:table-cell-properties style:vertical-align="middle" fo:padding="0.101cm" fo:border-left="0.05pt solid #000000" fo:border-right="0.05pt solid #000000" fo:border-top="0.05pt solid #000000" fo:border-bottom="none" style:writing-mode="page"/>
    </style:style>
    <style:style style:name="Tableau2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2.F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2.A3" style:family="table-cell">
      <style:table-cell-properties style:vertical-align="middle" fo:padding="0.049cm" fo:border-left="0.05pt solid #000000" fo:border-right="none" fo:border-top="none" fo:border-bottom="0.05pt dotted #000000" style:writing-mode="page"/>
    </style:style>
    <style:style style:name="Tableau2.F3" style:family="table-cell">
      <style:table-cell-properties style:vertical-align="middle" fo:padding="0.049cm" fo:border-left="0.05pt solid #000000" fo:border-right="0.05pt solid #000000" fo:border-top="none" fo:border-bottom="0.05pt dotted #000000" style:writing-mode="page"/>
    </style:style>
    <style:style style:name="Tableau2.4" style:family="table-row">
      <style:table-row-properties style:min-row-height="0.566cm"/>
    </style:style>
    <style:style style:name="Tableau2.A4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2.F4" style:family="table-cell">
      <style:table-cell-properties style:vertical-align="middle" fo:padding="0.049cm" fo:border="0.05pt solid #000000" style:writing-mode="page"/>
    </style:style>
    <style:style style:name="P1" style:family="paragraph" style:parent-style-name="Standard">
      <style:text-properties officeooo:paragraph-rsid="0007f462"/>
    </style:style>
    <style:style style:name="P2" style:family="paragraph" style:parent-style-name="Standard">
      <style:text-properties style:font-name="Helvetica" fo:font-size="8pt" fo:font-weight="normal" officeooo:rsid="0007f462" officeooo:paragraph-rsid="0007f462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Helvetica" fo:font-size="8pt" fo:font-weight="bold" officeooo:rsid="0007f462" officeooo:paragraph-rsid="0007f46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8pt" fo:font-weight="bold" officeooo:rsid="0007f462" officeooo:paragraph-rsid="000af0bb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8pt" fo:font-weight="bold" officeooo:paragraph-rsid="000b5c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0af0bb" officeooo:paragraph-rsid="000af0b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d9a29" officeooo:paragraph-rsid="000d9a29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Helvetica" fo:font-size="8pt" fo:font-weight="bold" officeooo:rsid="000e7190" officeooo:paragraph-rsid="000e719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e7190" officeooo:paragraph-rsid="000e7190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8pt" fo:font-weight="bold" officeooo:rsid="000e7190" officeooo:paragraph-rsid="00171d8e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officeooo:rsid="00171d8e" officeooo:paragraph-rsid="00171d8e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af0bb" officeooo:paragraph-rsid="000af0bb" style:font-size-asian="7pt" style:font-weight-asian="bold" style:font-size-complex="8pt" style:font-weight-complex="bold"/>
    </style:style>
    <style:style style:name="P16" style:family="paragraph" style:parent-style-name="Standard">
      <style:text-properties style:font-name="Helvetica" fo:font-size="8pt" officeooo:rsid="0007f462" officeooo:paragraph-rsid="0007f462" style:font-size-asian="8pt" style:font-size-complex="8pt"/>
    </style:style>
    <style:style style:name="P17" style:family="paragraph" style:parent-style-name="Standard">
      <style:text-properties style:font-name="Helvetica" fo:font-size="8pt" officeooo:rsid="0007f462" officeooo:paragraph-rsid="000e719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P19" style:family="paragraph" style:parent-style-name="Table_20_Contents">
      <style:text-properties style:font-name="Helvetica" fo:font-size="8pt" officeooo:rsid="0018abda" officeooo:paragraph-rsid="0018abda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officeooo:rsid="00171d8e" officeooo:paragraph-rsid="00171d8e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P25" style:family="paragraph" style:parent-style-name="Table_20_Contents">
      <style:text-properties style:font-name="Helvetica" fo:font-size="8pt" officeooo:rsid="000b5c5f" officeooo:paragraph-rsid="000b5c5f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8pt" officeooo:rsid="000b5c5f" officeooo:paragraph-rsid="000b5c5f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officeooo:rsid="000c1ba3" officeooo:paragraph-rsid="000c1ba3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officeooo:rsid="000d5333" officeooo:paragraph-rsid="000d5333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8pt" officeooo:rsid="001dbc79" officeooo:paragraph-rsid="001dbc79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Helvetica" fo:font-size="8pt" officeooo:rsid="0023c610" officeooo:paragraph-rsid="00213fd7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Helvetica" fo:font-size="8pt" officeooo:rsid="0025ad97" officeooo:paragraph-rsid="00213fd7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Helvetica" fo:font-size="8pt" officeooo:rsid="00158519" officeooo:paragraph-rsid="00158519" style:font-size-asian="8pt" style:font-size-complex="8pt"/>
    </style:style>
    <style:style style:name="P36" style:family="paragraph" style:parent-style-name="Table_20_Contents">
      <style:text-properties style:font-name="Helvetica" fo:font-size="8pt" officeooo:rsid="00158519" officeooo:paragraph-rsid="000e7190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Helvetica" fo:font-size="8pt" officeooo:rsid="000af0bb" officeooo:paragraph-rsid="000af0bb" style:font-size-asian="7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Helvetica" fo:font-size="18pt" fo:font-weight="bold" officeooo:rsid="0007f462" officeooo:paragraph-rsid="000af0b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Helvetica" fo:font-size="18pt" officeooo:rsid="0007f462" officeooo:paragraph-rsid="000af0bb" style:font-size-asian="18pt" style:font-size-complex="18pt"/>
    </style:style>
    <style:style style:name="P40" style:family="paragraph" style:parent-style-name="Table_20_Contents">
      <style:paragraph-properties fo:text-align="end" style:justify-single-word="false"/>
      <style:text-properties style:font-name="Helvetica" fo:font-size="6pt" officeooo:rsid="0018abda" officeooo:paragraph-rsid="0018abda" style:font-size-asian="6pt" style:font-size-complex="6pt"/>
    </style:style>
    <style:style style:name="P41" style:family="paragraph" style:parent-style-name="Table_20_Contents">
      <style:paragraph-properties fo:text-align="end" style:justify-single-word="false"/>
      <style:text-properties style:font-name="Helvetica" fo:font-size="6pt" officeooo:rsid="001f811d" officeooo:paragraph-rsid="0018abda" style:font-size-asian="6pt" style:font-size-complex="6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Helvetica"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Helvetica" fo:font-size="12pt" fo:font-weight="bold" officeooo:rsid="000c1ba3" officeooo:paragraph-rsid="000c1ba3" style:font-size-asian="12pt" style:font-weight-asian="bold" style:font-size-complex="12pt" style:font-weight-complex="bold"/>
    </style:style>
    <style:style style:name="P44" style:family="paragraph" style:parent-style-name="Header">
      <style:text-properties officeooo:paragraph-rsid="000b5c5f"/>
    </style:style>
    <style:style style:name="P4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4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da"/>
    </style:style>
    <style:style style:name="T3" style:family="text">
      <style:text-properties officeooo:rsid="002279c4"/>
    </style:style>
    <style:style style:name="T4" style:family="text">
      <style:text-properties officeooo:rsid="000af0bb"/>
    </style:style>
    <style:style style:name="T5" style:family="text">
      <style:text-properties officeooo:rsid="001f3a5c"/>
    </style:style>
    <style:style style:name="T6" style:family="text">
      <style:text-properties officeooo:rsid="000b5c5f"/>
    </style:style>
    <style:style style:name="T7" style:family="text">
      <style:text-properties officeooo:rsid="001dbc79"/>
    </style:style>
    <style:style style:name="T8" style:family="text">
      <style:text-properties officeooo:rsid="001c333c"/>
    </style:style>
    <style:style style:name="T9" style:family="text">
      <style:text-properties officeooo:rsid="000d5333"/>
    </style:style>
    <style:style style:name="T10" style:family="text">
      <style:text-properties officeooo:rsid="000d9a29"/>
    </style:style>
    <style:style style:name="T11" style:family="text">
      <style:text-properties officeooo:rsid="001c0852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column table:style-name="Tableau2.F"/>
        <table:table-row>
          <table:table-cell table:style-name="Tableau2.A1" office:value-type="string">
            <text:p text:style-name="P12">LIBELLÉ</text:p>
          </table:table-cell>
          <table:table-cell table:style-name="Tableau2.A1" office:value-type="string">
            <text:p text:style-name="P12">BASE</text:p>
          </table:table-cell>
          <table:table-cell table:style-name="Tableau2.A1" table:number-columns-spanned="2" office:value-type="string">
            <text:p text:style-name="P12">SALARIÉ</text:p>
          </table:table-cell>
          <table:covered-table-cell/>
          <table:table-cell table:style-name="Tableau2.E1" table:number-columns-spanned="2" office:value-type="string">
            <text:p text:style-name="P12">EMPLOYEUR</text:p>
          </table:table-cell>
          <table:covered-table-cell/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12">TAUX</text:p>
          </table:table-cell>
          <table:table-cell table:style-name="Tableau2.A2" office:value-type="string">
            <text:p text:style-name="P12">A RETENIR</text:p>
          </table:table-cell>
          <table:table-cell table:style-name="Tableau2.A2" office:value-type="string">
            <text:p text:style-name="P12">TAUX</text:p>
          </table:table-cell>
          <table:table-cell table:style-name="Tableau2.F2" office:value-type="string">
            <text:p text:style-name="P12">MONTANT</text:p>
          </table:table-cell>
        </table:table-row>
        <table:table-row>
          <table:table-cell table:style-name="Tableau2.A3" office:value-type="string">
            <text:p text:style-name="P36">*.* SANTÉ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omplément cotisation maladi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6.000 %</text:p>
          </table:table-cell>
          <table:table-cell table:style-name="Tableau2.F3" office:value-type="string">
            <text:p text:style-name="P35">120.00</text:p>
          </table:table-cell>
        </table:table-row>
        <table:table-row>
          <table:table-cell table:style-name="Tableau2.A3" office:value-type="string">
            <text:p text:style-name="P36">Sécurité Sociale Maladie Maternité Invalidité Décès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7.000 %</text:p>
          </table:table-cell>
          <table:table-cell table:style-name="Tableau2.F3" office:value-type="string">
            <text:p text:style-name="P35">140.00</text:p>
          </table:table-cell>
        </table:table-row>
        <table:table-row>
          <table:table-cell table:style-name="Tableau2.A3" office:value-type="string">
            <text:p text:style-name="P36">*.* ACCIDENTS DU TRAVAIL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Accident du travail - maladies professionnelles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1.250 %</text:p>
          </table:table-cell>
          <table:table-cell table:style-name="Tableau2.F3" office:value-type="string">
            <text:p text:style-name="P35">25.00</text:p>
          </table:table-cell>
        </table:table-row>
        <table:table-row>
          <table:table-cell table:style-name="Tableau2.A3" office:value-type="string">
            <text:p text:style-name="P36">*.* RETRAITE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omplémentaire Tranche 1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>3.150 %</text:p>
          </table:table-cell>
          <table:table-cell table:style-name="Tableau2.A3" office:value-type="string">
            <text:p text:style-name="P35">-63.00</text:p>
          </table:table-cell>
          <table:table-cell table:style-name="Tableau2.A3" office:value-type="string">
            <text:p text:style-name="P35">4.720 %</text:p>
          </table:table-cell>
          <table:table-cell table:style-name="Tableau2.F3" office:value-type="string">
            <text:p text:style-name="P35">94.40</text:p>
          </table:table-cell>
        </table:table-row>
        <table:table-row>
          <table:table-cell table:style-name="Tableau2.A3" office:value-type="string">
            <text:p text:style-name="P36">Complémentaire Tranche 1 – CEG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>0.860 %</text:p>
          </table:table-cell>
          <table:table-cell table:style-name="Tableau2.A3" office:value-type="string">
            <text:p text:style-name="P35">-17.20</text:p>
          </table:table-cell>
          <table:table-cell table:style-name="Tableau2.A3" office:value-type="string">
            <text:p text:style-name="P35">1.290 %</text:p>
          </table:table-cell>
          <table:table-cell table:style-name="Tableau2.F3" office:value-type="string">
            <text:p text:style-name="P35">25.80</text:p>
          </table:table-cell>
        </table:table-row>
        <table:table-row>
          <table:table-cell table:style-name="Tableau2.A3" office:value-type="string">
            <text:p text:style-name="P36">Sécurité sociale déplafonné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>0.400 %</text:p>
          </table:table-cell>
          <table:table-cell table:style-name="Tableau2.A3" office:value-type="string">
            <text:p text:style-name="P35">-8.00</text:p>
          </table:table-cell>
          <table:table-cell table:style-name="Tableau2.A3" office:value-type="string">
            <text:p text:style-name="P35">1.900 %</text:p>
          </table:table-cell>
          <table:table-cell table:style-name="Tableau2.F3" office:value-type="string">
            <text:p text:style-name="P35">38.00</text:p>
          </table:table-cell>
        </table:table-row>
        <table:table-row>
          <table:table-cell table:style-name="Tableau2.A3" office:value-type="string">
            <text:p text:style-name="P36">Sécurité sociale plafonné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>6.900 %</text:p>
          </table:table-cell>
          <table:table-cell table:style-name="Tableau2.A3" office:value-type="string">
            <text:p text:style-name="P35">-138.00</text:p>
          </table:table-cell>
          <table:table-cell table:style-name="Tableau2.A3" office:value-type="string">
            <text:p text:style-name="P35">8.550 %</text:p>
          </table:table-cell>
          <table:table-cell table:style-name="Tableau2.F3" office:value-type="string">
            <text:p text:style-name="P35">171.00</text:p>
          </table:table-cell>
        </table:table-row>
        <table:table-row>
          <table:table-cell table:style-name="Tableau2.A3" office:value-type="string">
            <text:p text:style-name="P36">*.* FAMILLE - SÉCURITÉ SOCIALE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Allocations familiales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3.450 %</text:p>
          </table:table-cell>
          <table:table-cell table:style-name="Tableau2.F3" office:value-type="string">
            <text:p text:style-name="P35">69.00</text:p>
          </table:table-cell>
        </table:table-row>
        <table:table-row>
          <table:table-cell table:style-name="Tableau2.A3" office:value-type="string">
            <text:p text:style-name="P36">Allocations familiales - complément de cotisation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1.800 %</text:p>
          </table:table-cell>
          <table:table-cell table:style-name="Tableau2.F3" office:value-type="string">
            <text:p text:style-name="P35">36.00</text:p>
          </table:table-cell>
        </table:table-row>
        <table:table-row>
          <table:table-cell table:style-name="Tableau2.A3" office:value-type="string">
            <text:p text:style-name="P36">*.* ASSURANCE CHÔMAGE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APEC - Tranche 1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>0.024 %</text:p>
          </table:table-cell>
          <table:table-cell table:style-name="Tableau2.A3" office:value-type="string">
            <text:p text:style-name="P35">-0.48</text:p>
          </table:table-cell>
          <table:table-cell table:style-name="Tableau2.A3" office:value-type="string">
            <text:p text:style-name="P35">0.036 %</text:p>
          </table:table-cell>
          <table:table-cell table:style-name="Tableau2.F3" office:value-type="string">
            <text:p text:style-name="P35">0.72</text:p>
          </table:table-cell>
        </table:table-row>
        <table:table-row>
          <table:table-cell table:style-name="Tableau2.A3" office:value-type="string">
            <text:p text:style-name="P36">*.* AUTRES CONTRIBUTIONS EMPLOYEUR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ontribution à l'aide au logement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0.100 %</text:p>
          </table:table-cell>
          <table:table-cell table:style-name="Tableau2.F3" office:value-type="string">
            <text:p text:style-name="P35">2.00</text:p>
          </table:table-cell>
        </table:table-row>
        <table:table-row>
          <table:table-cell table:style-name="Tableau2.A3" office:value-type="string">
            <text:p text:style-name="P36">Contribution à l'apprentissag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0.590 %</text:p>
          </table:table-cell>
          <table:table-cell table:style-name="Tableau2.F3" office:value-type="string">
            <text:p text:style-name="P35">11.80</text:p>
          </table:table-cell>
        </table:table-row>
        <table:table-row>
          <table:table-cell table:style-name="Tableau2.A3" office:value-type="string">
            <text:p text:style-name="P36">Contribution à la formation continu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0.550 %</text:p>
          </table:table-cell>
          <table:table-cell table:style-name="Tableau2.F3" office:value-type="string">
            <text:p text:style-name="P35">11.00</text:p>
          </table:table-cell>
        </table:table-row>
        <table:table-row>
          <table:table-cell table:style-name="Tableau2.A3" office:value-type="string">
            <text:p text:style-name="P36">Contribution à la solidarité et l'autonomie</text:p>
          </table:table-cell>
          <table:table-cell table:style-name="Tableau2.A3" office:value-type="string">
            <text:p text:style-name="P35">2000.00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>0.300 %</text:p>
          </table:table-cell>
          <table:table-cell table:style-name="Tableau2.F3" office:value-type="string">
            <text:p text:style-name="P35">6.00</text:p>
          </table:table-cell>
        </table:table-row>
        <table:table-row>
          <table:table-cell table:style-name="Tableau2.A3" office:value-type="string">
            <text:p text:style-name="P36">*.* AUTRES CONTRIBUTIONS SALARIÉ *.*</text:p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RDS imposable à l'impôt sur le revenu</text:p>
          </table:table-cell>
          <table:table-cell table:style-name="Tableau2.A3" office:value-type="string">
            <text:p text:style-name="P35">1965.00</text:p>
          </table:table-cell>
          <table:table-cell table:style-name="Tableau2.A3" office:value-type="string">
            <text:p text:style-name="P35">0.500 %</text:p>
          </table:table-cell>
          <table:table-cell table:style-name="Tableau2.A3" office:value-type="string">
            <text:p text:style-name="P35">-9.83</text:p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SG imposable à l'impôt sur le revenu</text:p>
          </table:table-cell>
          <table:table-cell table:style-name="Tableau2.A3" office:value-type="string">
            <text:p text:style-name="P35">1965.00</text:p>
          </table:table-cell>
          <table:table-cell table:style-name="Tableau2.A3" office:value-type="string">
            <text:p text:style-name="P35">2.400 %</text:p>
          </table:table-cell>
          <table:table-cell table:style-name="Tableau2.A3" office:value-type="string">
            <text:p text:style-name="P35">-47.16</text:p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>
          <table:table-cell table:style-name="Tableau2.A3" office:value-type="string">
            <text:p text:style-name="P36">CSG non imposable à l’impôt sur le revenu</text:p>
          </table:table-cell>
          <table:table-cell table:style-name="Tableau2.A3" office:value-type="string">
            <text:p text:style-name="P35">1965.00</text:p>
          </table:table-cell>
          <table:table-cell table:style-name="Tableau2.A3" office:value-type="string">
            <text:p text:style-name="P35">6.800 %</text:p>
          </table:table-cell>
          <table:table-cell table:style-name="Tableau2.A3" office:value-type="string">
            <text:p text:style-name="P35">-133.62</text:p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5"/>
          </table:table-cell>
        </table:table-row>
        <table:table-row table:style-name="Tableau2.4">
          <table:table-cell table:style-name="Tableau2.A4" office:value-type="string">
            <text:p text:style-name="P13">TOTAL (en EUR)</text:p>
          </table:table-cell>
          <table:table-cell table:style-name="Tableau2.A4" office:value-type="string">
            <text:p text:style-name="P24"/>
          </table:table-cell>
          <table:table-cell table:style-name="Tableau2.A4" office:value-type="string">
            <text:p text:style-name="P24"/>
          </table:table-cell>
          <table:table-cell table:style-name="Tableau2.A4" office:value-type="string">
            <text:p text:style-name="P14">417.29</text:p>
          </table:table-cell>
          <table:table-cell table:style-name="Tableau2.A4" office:value-type="string">
            <text:p text:style-name="P24"/>
          </table:table-cell>
          <table:table-cell table:style-name="Tableau2.F4" office:value-type="string">
            <text:p text:style-name="P14">750.72</text:p>
          </table:table-cell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1cm" style:rel-column-width="37938*"/>
    </style:style>
    <style:style style:name="Tableau8.B" style:family="table-column">
      <style:table-column-properties style:column-width="8.001cm" style:rel-column-width="27597*"/>
    </style:style>
    <style:style style:name="Tableau8.A1" style:family="table-cell">
      <style:table-cell-properties style:writing-mode="page"/>
    </style:style>
    <style:style style:name="Tableau9" style:family="table">
      <style:table-properties style:width="8.003cm" table:align="margins" fo:background-color="transparent">
        <style:background-image/>
      </style:table-properties>
    </style:style>
    <style:style style:name="Tableau9.A" style:family="table-column">
      <style:table-column-properties style:column-width="4.001cm" style:rel-column-width="32767*"/>
    </style:style>
    <style:style style:name="Tableau9.B" style:family="table-column">
      <style:table-column-properties style:column-width="4.002cm" style:rel-column-width="32768*"/>
    </style:style>
    <style:style style:name="Tableau9.1" style:family="table-row">
      <style:table-row-properties style:min-row-height="0.102cm"/>
    </style:style>
    <style:style style:name="Tableau9.A1" style:family="table-cell">
      <style:table-cell-properties style:vertical-align="middle" fo:padding="0.101cm" fo:border="0.05pt solid #000000" style:writing-mode="page"/>
    </style:style>
    <style:style style:name="Tableau9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9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9.4" style:family="table-row">
      <style:table-row-properties fo:background-color="transparent">
        <style:background-image/>
      </style:table-row-properties>
    </style:style>
    <style:style style:name="Tableau9.5" style:family="table-row">
      <style:table-row-properties fo:background-color="transparent">
        <style:background-image/>
      </style:table-row-properties>
    </style:style>
    <style:style style:name="Tableau9.6" style:family="table-row">
      <style:table-row-properties fo:background-color="transparent">
        <style:background-image/>
      </style:table-row-properties>
    </style:style>
    <style:style style:name="Tableau10" style:family="table">
      <style:table-properties style:width="19.001cm" table:align="margins" fo:background-color="transparent">
        <style:background-image/>
      </style:table-properties>
    </style:style>
    <style:style style:name="Tableau10.A" style:family="table-column">
      <style:table-column-properties style:column-width="8.105cm" style:rel-column-width="27955*"/>
    </style:style>
    <style:style style:name="Tableau10.B" style:family="table-column">
      <style:table-column-properties style:column-width="2.889cm" style:rel-column-width="9965*"/>
    </style:style>
    <style:style style:name="Tableau10.C" style:family="table-column">
      <style:table-column-properties style:column-width="8.006cm" style:rel-column-width="2761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padding="0.3cm" fo:border="none" style:writing-mode="page"/>
    </style:style>
    <style:style style:name="Tableau10.B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leau10.C1" style:family="table-cell">
      <style:table-cell-properties fo:background-color="#dddddd" fo:padding="0.3cm" fo:border="none" style:writing-mode="page">
        <style:background-image/>
      </style:table-cell-properties>
    </style:style>
    <style:style style:name="Tableau11" style:family="table">
      <style:table-properties style:width="7.504cm" table:align="margins" fo:background-color="transparent">
        <style:background-image/>
      </style:table-properties>
    </style:style>
    <style:style style:name="Tableau11.A" style:family="table-column">
      <style:table-column-properties style:column-width="3.75cm" style:rel-column-width="32752*"/>
    </style:style>
    <style:style style:name="Tableau11.B" style:family="table-column">
      <style:table-column-properties style:column-width="3.754cm" style:rel-column-width="32783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style:vertical-align="middle" fo:padding="0.101cm" fo:border-left="0.05pt solid #000000" fo:border-right="none" fo:border-top="0.05pt solid #000000" fo:border-bottom="none" style:writing-mode="page"/>
    </style:style>
    <style:style style:name="Tableau11.B1" style:family="table-cell">
      <style:table-cell-properties style:vertical-align="middle" fo:padding="0.101cm" fo:border="0.05pt solid #000000" style:writing-mode="page"/>
    </style:style>
    <style:style style:name="Tableau11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1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1.A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10.991cm" style:rel-column-width="37908*"/>
    </style:style>
    <style:style style:name="Tableau12.B" style:family="table-column">
      <style:table-column-properties style:column-width="8.01cm" style:rel-column-width="27627*"/>
    </style:style>
    <style:style style:name="Tableau12.A1" style:family="table-cell">
      <style:table-cell-properties style:writing-mode="page"/>
    </style:style>
    <style:style style:name="Tableau13" style:family="table">
      <style:table-properties style:width="8.01cm" table:align="left"/>
    </style:style>
    <style:style style:name="Tableau13.A" style:family="table-column">
      <style:table-column-properties style:column-width="4.009cm"/>
    </style:style>
    <style:style style:name="Tableau13.B" style:family="table-column">
      <style:table-column-properties style:column-width="4.001cm"/>
    </style:style>
    <style:style style:name="Tableau13.A1" style:family="table-cell">
      <style:table-cell-properties style:vertical-align="middle" fo:padding="0.101cm" fo:border="0.05pt solid #000000" style:writing-mode="page"/>
    </style:style>
    <style:style style:name="Tableau13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3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3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4" style:family="table">
      <style:table-properties style:width="8.012cm" table:align="margins"/>
    </style:style>
    <style:style style:name="Tableau14.A" style:family="table-column">
      <style:table-column-properties style:column-width="4.011cm" style:rel-column-width="32810*"/>
    </style:style>
    <style:style style:name="Tableau14.B" style:family="table-column">
      <style:table-column-properties style:column-width="4.001cm" style:rel-column-width="32725*"/>
    </style:style>
    <style:style style:name="Tableau14.A1" style:family="table-cell">
      <style:table-cell-properties style:vertical-align="middle" fo:padding="0.101cm" fo:border="0.05pt solid #000000" style:writing-mode="page"/>
    </style:style>
    <style:style style:name="Tableau14.A2" style:family="table-cell">
      <style:table-cell-properties style:vertical-align="middle" fo:padding="0.101cm" fo:border-left="0.05pt solid #000000" fo:border-right="none" fo:border-top="none" fo:border-bottom="none" style:writing-mode="page"/>
    </style:style>
    <style:style style:name="Tableau14.B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au14.A3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au15" style:family="table">
      <style:table-properties style:width="19.001cm" fo:break-before="page" table:align="margins" fo:background-color="transparent" style:writing-mode="lr-tb">
        <style:background-image/>
      </style:table-properties>
    </style:style>
    <style:style style:name="Tableau15.A" style:family="table-column">
      <style:table-column-properties style:column-width="12.607cm" style:rel-column-width="43481*"/>
    </style:style>
    <style:style style:name="Tableau15.B" style:family="table-column">
      <style:table-column-properties style:column-width="2.131cm" style:rel-column-width="7349*"/>
    </style:style>
    <style:style style:name="Tableau15.D" style:family="table-column">
      <style:table-column-properties style:column-width="2.133cm" style:rel-column-width="7356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5.B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au15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au1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" style:family="table">
      <style:table-properties style:width="19.001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6.997cm" style:rel-column-width="24134*"/>
    </style:style>
    <style:style style:name="Tableau1.B" style:family="table-column">
      <style:table-column-properties style:column-width="2.401cm" style:rel-column-width="8280*"/>
    </style:style>
    <style:style style:name="Tableau1.F" style:family="table-column">
      <style:table-column-properties style:column-width="2.401cm" style:rel-column-width="82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101cm" fo:border="none" style:writing-mode="page"/>
    </style:style>
    <style:style style:name="Tableau1.B1" style:family="table-cell">
      <style:table-cell-properties style:vertical-align="middle" fo:padding="0.101cm" fo:border-left="none" fo:border-right="none" fo:border-top="0.05pt solid #000000" fo:border-bottom="0.05pt solid #000000" style:writing-mode="page"/>
    </style:style>
    <style:style style:name="Tableau1.2" style:family="table-row">
      <style:table-row-properties style:min-row-height="0.619cm" fo:background-color="transparent">
        <style:background-image/>
      </style:table-row-properties>
    </style:style>
    <style:style style:name="Tableau1.B2" style:family="table-cell">
      <style:table-cell-properties style:vertical-align="bottom" fo:padding="0.101cm" fo:border-left="none" fo:border-right="none" fo:border-top="none" fo:border-bottom="0.05pt solid #000000" style:writing-mode="page"/>
    </style:style>
    <style:style style:name="Tableau1.B3" style:family="table-cell">
      <style:table-cell-properties style:vertical-align="middle" fo:padding="0.101cm" fo:border-left="none" fo:border-right="none" fo:border-top="none" fo:border-bottom="0.05pt solid #000000" style:writing-mode="page"/>
    </style:style>
    <style:style style:name="MP1" style:family="paragraph" style:parent-style-name="Standard">
      <style:text-properties officeooo:paragraph-rsid="0007f462"/>
    </style:style>
    <style:style style:name="MP2" style:family="paragraph" style:parent-style-name="Standard">
      <style:text-properties style:font-name="Helvetica" fo:font-size="8pt" fo:font-weight="normal" officeooo:rsid="0007f462" officeooo:paragraph-rsid="0007f462" style:font-size-asian="8pt" style:font-weight-asian="normal" style:font-size-complex="8pt" style:font-weight-complex="normal"/>
    </style:style>
    <style:style style:name="MP3" style:family="paragraph" style:parent-style-name="Standard">
      <style:text-properties style:font-name="Helvetica" fo:font-size="8pt" fo:font-weight="bold" officeooo:rsid="0007f462" officeooo:paragraph-rsid="0007f462" style:font-size-asian="8pt" style:font-weight-asian="bold" style:font-size-complex="8pt" style:font-weight-complex="bold"/>
    </style:style>
    <style:style style:name="MP4" style:family="paragraph" style:parent-style-name="Standard">
      <style:text-properties style:font-name="Helvetica" fo:font-size="8pt" officeooo:rsid="0007f462" officeooo:paragraph-rsid="0007f462" style:font-size-asian="8pt" style:font-size-complex="8pt"/>
    </style:style>
    <style:style style:name="MP5" style:family="paragraph" style:parent-style-name="Table_20_Contents">
      <style:paragraph-properties fo:text-align="center" style:justify-single-word="false"/>
      <style:text-properties style:font-name="Helvetica" fo:font-size="18pt" fo:font-weight="bold" officeooo:rsid="0007f462" officeooo:paragraph-rsid="000af0bb" style:font-size-asian="18pt" style:font-weight-asian="bold" style:font-size-complex="18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style:font-name="Helvetica" fo:font-size="8pt" fo:font-weight="bold" officeooo:rsid="0007f462" officeooo:paragraph-rsid="000af0bb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af0bb" officeooo:paragraph-rsid="000af0bb" style:font-size-asian="7pt" style:font-weight-asian="bold" style:font-size-complex="8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Helvetica" fo:font-size="8pt" officeooo:rsid="000af0bb" officeooo:paragraph-rsid="000af0bb" style:font-size-asian="7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MP11" style:family="paragraph" style:parent-style-name="Standard">
      <style:paragraph-properties fo:text-align="center" style:justify-single-word="false"/>
      <style:text-properties style:font-name="Helvetica" fo:font-size="18pt" officeooo:rsid="0007f462" officeooo:paragraph-rsid="000af0bb" style:font-size-asian="18pt" style:font-size-complex="18pt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8pt" officeooo:rsid="00171d8e" officeooo:paragraph-rsid="00171d8e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officeooo:rsid="000af0bb" officeooo:paragraph-rsid="000af0bb" style:font-size-asian="8pt" style:font-size-complex="8pt"/>
    </style:style>
    <style:style style:name="MP15" style:family="paragraph" style:parent-style-name="Table_20_Contents">
      <style:paragraph-properties fo:text-align="end" style:justify-single-word="false"/>
      <style:text-properties style:font-name="Helvetica" fo:font-size="6pt" officeooo:rsid="0018abda" officeooo:paragraph-rsid="0018abda" style:font-size-asian="6pt" style:font-size-complex="6pt"/>
    </style:style>
    <style:style style:name="MP16" style:family="paragraph" style:parent-style-name="Table_20_Contents">
      <style:paragraph-properties fo:text-align="end" style:justify-single-word="false"/>
      <style:text-properties style:font-name="Helvetica" fo:font-size="6pt" officeooo:rsid="001f811d" officeooo:paragraph-rsid="0018abda" style:font-size-asian="6pt" style:font-size-complex="6pt"/>
    </style:style>
    <style:style style:name="MP17" style:family="paragraph" style:parent-style-name="Table_20_Contents"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MP18" style:family="paragraph" style:parent-style-name="Table_20_Contents">
      <style:text-properties style:font-name="Helvetica" fo:font-size="8pt" officeooo:rsid="0018abda" officeooo:paragraph-rsid="0018abda" style:font-size-asian="8pt" style:font-size-complex="8pt"/>
    </style:style>
    <style:style style:name="MP19" style:family="paragraph" style:parent-style-name="Table_20_Contents">
      <style:text-properties style:font-name="Helvetica" fo:font-size="8pt" officeooo:rsid="000b5c5f" officeooo:paragraph-rsid="000b5c5f" style:font-size-asian="8pt" style:font-size-complex="8pt"/>
    </style:style>
    <style:style style:name="MP20" style:family="paragraph" style:parent-style-name="Header">
      <style:text-properties officeooo:paragraph-rsid="000b5c5f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0af0bb" officeooo:paragraph-rsid="000af0bb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18abda" officeooo:paragraph-rsid="0018abda" style:font-size-asian="8pt" style:font-weight-asian="bold" style:font-size-complex="8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bold" officeooo:paragraph-rsid="000b5c5f" style:font-size-asian="8pt" style:font-weight-asian="bold" style:font-size-complex="8pt" style:font-weight-complex="bold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8pt" officeooo:rsid="000b5c5f" officeooo:paragraph-rsid="000b5c5f" style:font-size-asian="8pt" style:font-size-complex="8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2pt" fo:font-weight="bold" officeooo:rsid="000c1ba3" officeooo:paragraph-rsid="000c1ba3" style:font-size-asian="12pt" style:font-weight-asian="bold" style:font-size-complex="12pt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8pt" officeooo:rsid="000c1ba3" officeooo:paragraph-rsid="000c1ba3" style:font-size-asian="8pt" style:font-size-complex="8pt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8pt" officeooo:rsid="000d5333" officeooo:paragraph-rsid="000d5333" style:font-size-asian="8pt" style:font-size-complex="8pt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8pt" officeooo:rsid="0018abda" officeooo:paragraph-rsid="0018abda" style:font-size-asian="8pt" style:font-size-complex="8pt"/>
    </style:style>
    <style:style style:name="MP3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MP32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d9a29" officeooo:paragraph-rsid="000d9a29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end" style:justify-single-word="false"/>
      <style:text-properties style:font-name="Helvetica" fo:font-size="8pt" officeooo:rsid="000d9a29" officeooo:paragraph-rsid="000d9a29" style:font-size-asian="8pt" style:font-size-complex="8pt"/>
    </style:style>
    <style:style style:name="MP34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MP35" style:family="paragraph" style:parent-style-name="Table_20_Contents">
      <style:paragraph-properties fo:text-align="center" style:justify-single-word="false"/>
      <style:text-properties style:font-name="Helvetica" fo:font-size="8pt" officeooo:rsid="001dbc79" officeooo:paragraph-rsid="001dbc79" style:font-size-asian="8pt" style:font-size-complex="8pt"/>
    </style:style>
    <style:style style:name="MP36" style:family="paragraph" style:parent-style-name="Table_20_Contents">
      <style:paragraph-properties fo:text-align="center" style:justify-single-word="false"/>
      <style:text-properties style:font-name="Helvetica" fo:font-size="8pt" officeooo:rsid="0023c610" officeooo:paragraph-rsid="00213fd7" style:font-size-asian="8pt" style:font-size-complex="8pt"/>
    </style:style>
    <style:style style:name="MP37" style:family="paragraph" style:parent-style-name="Table_20_Contents">
      <style:paragraph-properties fo:text-align="center" style:justify-single-word="false"/>
      <style:text-properties style:font-name="Helvetica" fo:font-size="8pt" officeooo:rsid="0025ad97" officeooo:paragraph-rsid="00213fd7" style:font-size-asian="8pt" style:font-size-complex="8pt"/>
    </style:style>
    <style:style style:name="MP38" style:family="paragraph" style:parent-style-name="Standard">
      <style:paragraph-properties fo:text-align="center" style:justify-single-word="false" style:writing-mode="lr-tb"/>
      <style:text-properties style:font-name="Helvetica" fo:font-size="6pt" style:font-size-asian="6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8abda"/>
    </style:style>
    <style:style style:name="MT3" style:family="text">
      <style:text-properties officeooo:rsid="002279c4"/>
    </style:style>
    <style:style style:name="MT4" style:family="text">
      <style:text-properties officeooo:rsid="000af0bb"/>
    </style:style>
    <style:style style:name="MT5" style:family="text">
      <style:text-properties officeooo:rsid="001f3a5c"/>
    </style:style>
    <style:style style:name="MT6" style:family="text">
      <style:text-properties officeooo:rsid="000b5c5f"/>
    </style:style>
    <style:style style:name="MT7" style:family="text">
      <style:text-properties officeooo:rsid="001dbc79"/>
    </style:style>
    <style:style style:name="MT8" style:family="text">
      <style:text-properties officeooo:rsid="001c333c"/>
    </style:style>
    <style:style style:name="MT9" style:family="text">
      <style:text-properties officeooo:rsid="000d5333"/>
    </style:style>
    <style:style style:name="MT10" style:family="text">
      <style:text-properties officeooo:rsid="000d9a29"/>
    </style:style>
    <style:style style:name="MT11" style:family="text">
      <style:text-properties officeooo:rsid="001c0852"/>
    </style:style>
    <style:style style:name="M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fr1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MP1"><draw:frame draw:style-name="Mfr1" draw:name="Image2" text:anchor-type="as-char" svg:width="6.001cm" svg:height="2.26cm" draw:z-index="0"><draw:image xlink:href="Pictures/10000001000011060000066FD579EC107E4F1B62.png" xlink:type="simple" xlink:show="embed" xlink:actuate="onLoad" draw:mime-type="image/png"/></draw:frame><text:tab/><text:tab/></text:p>
              <text:p text:style-name="MP2"/>
              <text:p text:style-name="MP3"/>
              <text:p text:style-name="MP4"><text:span text:style-name="MT1">IDCC </text:span>: <text:span text:style-name="MT2">0650 – </text:span><text:span text:style-name="MT3">CCN des ingénieurs et cadres de la métallurgie</text:span></text:p>
              <text:p text:style-name="MP4"><text:span text:style-name="MT1">URSSAF</text:span> : <text:span text:style-name="MT2">75366327700014</text:span></text:p>
            </table:table-cell>
            <table:table-cell table:style-name="Tableau8.A1" office:value-type="string">
              <table:table table:name="Tableau9" table:style-name="Tableau9">
                <table:table-column table:style-name="Tableau9.A"/>
                <table:table-column table:style-name="Tableau9.B"/>
                <table:table-row table:style-name="Tableau9.1">
                  <table:table-cell table:style-name="Tableau9.A1" table:number-columns-spanned="2" office:value-type="string">
                    <text:p text:style-name="MP5">BULLETIN DE PAIE</text:p>
                  </table:table-cell>
                  <table:covered-table-cell/>
                </table:table-row>
                <table:table-row table:style-name="Tableau9.1">
                  <table:table-cell table:style-name="Tableau9.A2" office:value-type="string">
                    <text:p text:style-name="MP6">Période du : </text:p>
                  </table:table-cell>
                  <table:table-cell table:style-name="Tableau9.B2" office:value-type="string">
                    <text:p text:style-name="MP7">01/04/2023</text:p>
                  </table:table-cell>
                </table:table-row>
                <table:table-row>
                  <table:table-cell table:style-name="Tableau9.A3" office:value-type="string">
                    <text:p text:style-name="MP6">au :</text:p>
                  </table:table-cell>
                  <table:table-cell table:style-name="Tableau9.B2" office:value-type="string">
                    <text:p text:style-name="MP7">30/04/2023</text:p>
                  </table:table-cell>
                </table:table-row>
                <table:table-row table:style-name="Tableau9.4">
                  <table:table-cell table:style-name="Tableau9.B2" table:number-columns-spanned="2" office:value-type="string">
                    <text:p text:style-name="MP8">ACOUCIBE SAS</text:p>
                    <text:p text:style-name="MP9">2 AVENUE DU CAMP DE ROYALLIEU</text:p>
                    <text:p text:style-name="MP9">60200 COMPIÈGNE</text:p>
                  </table:table-cell>
                  <table:covered-table-cell/>
                </table:table-row>
                <table:table-row table:style-name="Tableau9.5">
                  <table:table-cell table:style-name="Tableau9.A2" office:value-type="string">
                    <text:p text:style-name="MP10">SIRET :</text:p>
                  </table:table-cell>
                  <table:table-cell table:style-name="Tableau9.B2" office:value-type="string">
                    <text:p text:style-name="MP7">12391248300011</text:p>
                  </table:table-cell>
                </table:table-row>
                <table:table-row table:style-name="Tableau9.6">
                  <table:table-cell table:style-name="Tableau9.A3" office:value-type="string">
                    <text:p text:style-name="MP10">Code APE :</text:p>
                  </table:table-cell>
                  <table:table-cell table:style-name="Tableau9.B2" office:value-type="string">
                    <text:p text:style-name="MP7">7112B</text:p>
                  </table:table-cell>
                </table:table-row>
              </table:table>
              <text:p text:style-name="MP11"/>
            </table:table-cell>
          </table:table-row>
        </table:table>
        <text:p text:style-name="Header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 table:style-name="Tableau10.1">
            <table:table-cell table:style-name="Tableau10.A1" office:value-type="string">
              <table:table table:name="Tableau11" table:style-name="Tableau11">
                <table:table-column table:style-name="Tableau11.A"/>
                <table:table-column table:style-name="Tableau11.B"/>
                <table:table-row table:style-name="Tableau11.1">
                  <table:table-cell table:style-name="Tableau11.A1" office:value-type="string">
                    <text:p text:style-name="MP10">N° S.S. :</text:p>
                  </table:table-cell>
                  <table:table-cell table:style-name="Tableau11.B1" office:value-type="string">
                    <text:p text:style-name="MP12">1881275678949</text:p>
                  </table:table-cell>
                </table:table-row>
                <table:table-row table:style-name="Tableau11.1">
                  <table:table-cell table:style-name="Tableau11.A2" office:value-type="string">
                    <text:p text:style-name="MP13">E<text:span text:style-name="MT4">ntré le :</text:span></text:p>
                  </table:table-cell>
                  <table:table-cell table:style-name="Tableau11.B2" office:value-type="string">
                    <text:p text:style-name="MP12">06/09/2017</text:p>
                  </table:table-cell>
                </table:table-row>
                <table:table-row table:style-name="Tableau11.1">
                  <table:table-cell table:style-name="Tableau11.A2" office:value-type="string">
                    <text:p text:style-name="MP13">E<text:span text:style-name="MT4">mploi :</text:span></text:p>
                  </table:table-cell>
                  <table:table-cell table:style-name="Tableau11.B2" office:value-type="string">
                    <text:p text:style-name="MP12">Mandataire social/Président</text:p>
                  </table:table-cell>
                </table:table-row>
                <table:table-row table:style-name="Tableau11.1">
                  <table:table-cell table:style-name="Tableau11.A4" office:value-type="string">
                    <text:p text:style-name="MP13">C<text:span text:style-name="MT4">lassification :</text:span></text:p>
                  </table:table-cell>
                  <table:table-cell table:style-name="Tableau11.B2" office:value-type="string">
                    <text:p text:style-name="MP14"><text:span text:style-name="MT2">CADRE</text:span> – Coefficient <text:span text:style-name="MT2">382C</text:span></text:p>
                  </table:table-cell>
                </table:table-row>
              </table:table>
              <text:p text:style-name="Table_20_Contents"/>
            </table:table-cell>
            <table:table-cell table:style-name="Tableau10.B1" office:value-type="string">
              <text:p text:style-name="MP15"/>
            </table:table-cell>
            <table:table-cell table:style-name="Tableau10.C1" office:value-type="string">
              <text:p text:style-name="MP16">G17001</text:p>
              <text:p text:style-name="MP17"><text:span text:style-name="MT5">PIERRE</text:span> DUPONT</text:p>
              <text:p text:style-name="MP18">2 AVENUE DE PARIS</text:p>
              <text:p text:style-name="MP19"/>
              <text:p text:style-name="MP19"><text:span text:style-name="MT2">60300</text:span> <text:span text:style-name="MT2">SENLIS</text:span></text:p>
            </table:table-cell>
          </table:table-row>
        </table:table>
        <text:p text:style-name="MP20"/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able:table table:name="Tableau13" table:style-name="Tableau13">
                <table:table-column table:style-name="Tableau13.A"/>
                <table:table-column table:style-name="Tableau13.B"/>
                <table:table-row>
                  <table:table-cell table:style-name="Tableau13.A1" table:number-columns-spanned="2" office:value-type="string">
                    <text:p text:style-name="MP21">S<text:span text:style-name="MT4">ALAIRE BRUT</text:span></text:p>
                  </table:table-cell>
                  <table:covered-table-cell/>
                </table:table-row>
                <table:table-row>
                  <table:table-cell table:style-name="Tableau13.A2" office:value-type="string">
                    <text:p text:style-name="MP10">Fixe :</text:p>
                  </table:table-cell>
                  <table:table-cell table:style-name="Tableau13.B2" office:value-type="string">
                    <text:p text:style-name="MP22">0,00 EUR</text:p>
                  </table:table-cell>
                </table:table-row>
                <table:table-row>
                  <table:table-cell table:style-name="Tableau13.A3" office:value-type="string">
                    <text:p text:style-name="MP13">V<text:span text:style-name="MT4">ariable :</text:span></text:p>
                  </table:table-cell>
                  <table:table-cell table:style-name="Tableau13.B2" office:value-type="string">
                    <text:p text:style-name="MP23">2000.00 EUR</text:p>
                  </table:table-cell>
                </table:table-row>
              </table:table>
              <text:p text:style-name="Table_20_Contents"/>
            </table:table-cell>
            <table:table-cell table:style-name="Tableau12.A1" office:value-type="string"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p text:style-name="MP24">S<text:span text:style-name="MT4">ALAIRE </text:span><text:span text:style-name="MT6">NET VERSÉ</text:span></text:p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MP25">À PAYER : </text:p>
                  </table:table-cell>
                  <table:table-cell table:style-name="Tableau14.B2" office:value-type="string">
                    <text:p text:style-name="MP17">1418.74 EUR</text:p>
                  </table:table-cell>
                </table:table-row>
                <table:table-row>
                  <table:table-cell table:style-name="Tableau14.A3" office:value-type="string">
                    <text:p text:style-name="MP25">Règlement :</text:p>
                  </table:table-cell>
                  <table:table-cell table:style-name="Tableau14.B2" office:value-type="string">
                    <text:p text:style-name="MP19"><text:span text:style-name="MT2">C123567</text:span> le <text:span text:style-name="MT7">30/04/2023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Header"/>
      </style:header>
      <style:footer>
        <table:table table:name="Tableau15" table:style-name="Tableau15">
          <table:table-column table:style-name="Tableau15.A"/>
          <table:table-column table:style-name="Tableau15.B" table:number-columns-repeated="2"/>
          <table:table-column table:style-name="Tableau15.D"/>
          <table:table-row table:style-name="Tableau15.1">
            <table:table-cell table:style-name="Tableau15.A1" office:value-type="string">
              <text:p text:style-name="MP26">NET <text:span text:style-name="MT8">A</text:span> PAYER AVANT IMP<text:span text:style-name="MT8">O</text:span>T SUR LE REVENU : <text:s/><text:span text:style-name="MT2">1582.71 EUR</text:span></text:p>
            </table:table-cell>
            <table:table-cell table:style-name="Tableau15.B1" office:value-type="string">
              <text:p text:style-name="MP27">B<text:span text:style-name="MT9">ASE</text:span></text:p>
            </table:table-cell>
            <table:table-cell table:style-name="Tableau15.B1" office:value-type="string">
              <text:p text:style-name="MP27">TAUX</text:p>
            </table:table-cell>
            <table:table-cell table:style-name="Tableau15.B1" office:value-type="string">
              <text:p text:style-name="MP27">MONTANT</text:p>
            </table:table-cell>
          </table:table-row>
          <table:table-row table:style-name="Tableau15.1">
            <table:table-cell table:style-name="Tableau15.A2" office:value-type="string">
              <text:p text:style-name="MP28">Prélèvement à la source :</text:p>
            </table:table-cell>
            <table:table-cell table:style-name="Tableau15.B2" office:value-type="string">
              <text:p text:style-name="MP29">1639.70 EUR</text:p>
            </table:table-cell>
            <table:table-cell table:style-name="Tableau15.B2" office:value-type="string">
              <text:p text:style-name="MP29">10.00 %</text:p>
            </table:table-cell>
            <table:table-cell table:style-name="Tableau15.B2" office:value-type="string">
              <text:p text:style-name="MP29">163.97 EUR</text:p>
            </table:table-cell>
          </table:table-row>
        </table:table>
        <text:p text:style-name="MP30"/>
        <table:table table:name="Tableau1" table:style-name="Tableau1">
          <table:table-column table:style-name="Tableau1.A"/>
          <table:table-column table:style-name="Tableau1.B" table:number-columns-repeated="4"/>
          <table:table-column table:style-name="Tableau1.F"/>
          <table:table-row table:style-name="Tableau1.1">
            <table:table-cell table:style-name="Tableau1.A1" office:value-type="string">
              <text:p text:style-name="MP31"/>
            </table:table-cell>
            <table:table-cell table:style-name="Tableau1.B1" table:number-columns-spanned="3" office:value-type="string">
              <text:p text:style-name="MP32">CONGÉS PAYÉS / RC</text:p>
            </table:table-cell>
            <table:covered-table-cell/>
            <table:covered-table-cell/>
            <table:table-cell table:style-name="Tableau1.B1" table:number-columns-spanned="2" office:value-type="string">
              <text:p text:style-name="MP32">IMPOSITION</text:p>
            </table:table-cell>
            <table:covered-table-cell/>
          </table:table-row>
          <table:table-row table:style-name="Tableau1.2">
            <table:table-cell table:style-name="Tableau1.A1" office:value-type="string">
              <text:p text:style-name="MP33"/>
            </table:table-cell>
            <table:table-cell table:style-name="Tableau1.B2" office:value-type="string">
              <text:p text:style-name="MP31">Acquis</text:p>
            </table:table-cell>
            <table:table-cell table:style-name="Tableau1.B2" office:value-type="string">
              <text:p text:style-name="MP31">Pris</text:p>
            </table:table-cell>
            <table:table-cell table:style-name="Tableau1.B2" office:value-type="string">
              <text:p text:style-name="MP31">Solde</text:p>
            </table:table-cell>
            <table:table-cell table:style-name="Tableau1.B2" office:value-type="string">
              <text:p text:style-name="MP31">Brut fiscal</text:p>
            </table:table-cell>
            <table:table-cell table:style-name="Tableau1.B2" office:value-type="string">
              <text:p text:style-name="MP31">Net fiscal</text:p>
            </table:table-cell>
          </table:table-row>
          <table:table-row table:style-name="Tableau1.1">
            <table:table-cell table:style-name="Tableau1.A1" office:value-type="string">
              <text:p text:style-name="MP13">P<text:span text:style-name="MT10">ériode :</text:span></text:p>
            </table:table-cell>
            <table:table-cell table:style-name="Tableau1.B3" office:value-type="string">
              <text:p text:style-name="MP31"/>
            </table:table-cell>
            <table:table-cell table:style-name="Tableau1.B3" office:value-type="string">
              <text:p text:style-name="MP34"/>
            </table:table-cell>
            <table:table-cell table:style-name="Tableau1.B3" office:value-type="string">
              <text:p text:style-name="MP34"/>
            </table:table-cell>
            <table:table-cell table:style-name="Tableau1.B3" office:value-type="string">
              <text:p text:style-name="MP35">2000.00 EUR</text:p>
            </table:table-cell>
            <table:table-cell table:style-name="Tableau1.B3" office:value-type="string">
              <text:p text:style-name="MP35">1639.70 EUR</text:p>
            </table:table-cell>
          </table:table-row>
          <table:table-row table:style-name="Tableau1.1">
            <table:table-cell table:style-name="Tableau1.A1" office:value-type="string">
              <text:p text:style-name="MP13"><text:span text:style-name="MT11">Année :</text:span><text:span text:style-name="MT10"> </text:span></text:p>
            </table:table-cell>
            <table:table-cell table:style-name="Tableau1.B3" office:value-type="string">
              <text:p text:style-name="MP34"/>
            </table:table-cell>
            <table:table-cell table:style-name="Tableau1.B3" office:value-type="string">
              <text:p text:style-name="MP34"/>
            </table:table-cell>
            <table:table-cell table:style-name="Tableau1.B3" office:value-type="string">
              <text:p text:style-name="MP34"/>
            </table:table-cell>
            <table:table-cell table:style-name="Tableau1.B3" office:value-type="string">
              <text:p text:style-name="MP36">4000.00 EUR</text:p>
            </table:table-cell>
            <table:table-cell table:style-name="Tableau1.B3" office:value-type="string">
              <text:p text:style-name="MP37">3165.42 EUR</text:p>
            </table:table-cell>
          </table:table-row>
        </table:table>
        <text:p text:style-name="MP30"/>
        <text:p text:style-name="MP30"/>
        <text:p text:style-name="MP30">Plus d'information : rubrique dédiée au bulletin de paie sur www.service-public.fr.</text:p>
        <text:p text:style-name="MP30">Dans votre intérêt et pour vous aider à faire valoir vos droits, conservez ce bulletin de paie sans limitation de durée.</text:p>
        <text:p text:style-name="MP30"/>
        <text:p text:style-name="MP38"><text:span text:style-name="MT12">Page </text:span><text:span text:style-name="MT12"><text:page-number text:select-page="current">1</text:page-number></text:span><text:span text:style-name="MT12"><text:s/>de </text:span><text:span text:style-name="MT12"><text:page-count>1</text:page-count>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09:08.204157045</meta:creation-date>
    <dc:date>2023-05-10T19:50:39.926842754</dc:date>
    <meta:editing-duration>PT11H21M48S</meta:editing-duration>
    <meta:editing-cycles>27</meta:editing-cycles>
    <meta:generator>LibreOffice/7.3.7.2$Linux_X86_64 LibreOffice_project/30$Build-2</meta:generator>
    <meta:print-date>2023-05-08T22:15:01.180985405</meta:print-date>
    <meta:document-statistic meta:table-count="10" meta:image-count="1" meta:object-count="0" meta:page-count="1" meta:paragraph-count="79" meta:word-count="182" meta:character-count="1064" meta:non-whitespace-character-count="952"/>
  </office:meta>
</office:document-meta>
</file>